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 : </text:p>
      <text:p text:style-name="Standard"/>
      <text:list xml:id="list7674697099476458409" text:style-name="L1">
        <text:list-item>
          <text:p text:style-name="P1">Permet de créer une forme en dessinant via l'écran tactile</text:p>
        </text:list-item>
        <text:list-item>
          <text:p text:style-name="P1">Communication entre le téléphone et le laser via bluetooth</text:p>
          <text:list>
            <text:list-item>
              <text:p text:style-name="P1">envoi d'une image depuis le téléphone (chargée et détourée ou dessinée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7T15:07:43.35</meta:creation-date>
    <dc:date>2023-09-27T15:14:15.79</dc:date>
    <meta:editing-duration>PT6M33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1" meta:paragraph-count="4" meta:word-count="35" meta:character-count="204"/>
  </office:meta>
</office:document-meta>
</file>